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in" fo:margin-right="0in" fo:text-indent="0in" style:auto-text-indent="false"/>
      <style:text-properties style:font-name="Liberation Mono" fo:font-size="10pt" officeooo:rsid="002846e4" style:font-name-asian="Noto Sans Mono CJK SC" style:font-size-asian="10pt" style:font-name-complex="Liberation Mono" style:font-size-complex="10pt"/>
    </style:style>
    <style:style style:name="P2" style:family="paragraph" style:parent-style-name="Text_20_body">
      <style:text-properties style:font-name="Liberation Mono" fo:font-size="10pt" officeooo:rsid="002846e4" style:font-name-asian="Noto Sans Mono CJK SC" style:font-size-asian="10pt" style:font-name-complex="Liberation Mono" style:font-size-complex="10pt"/>
    </style:style>
    <style:style style:name="P3" style:family="paragraph" style:parent-style-name="Horizontal_20_Line">
      <style:paragraph-properties fo:margin-top="0in" fo:margin-bottom="0in" style:contextual-spacing="false"/>
      <style:text-properties style:font-name="Liberation Mono" fo:font-size="10pt" officeooo:rsid="002846e4" style:font-name-asian="Noto Sans Mono CJK SC" style:font-size-asian="10pt" style:font-name-complex="Liberation Mono" style:font-size-complex="10pt"/>
    </style:style>
    <style:style style:name="P4" style:family="paragraph" style:parent-style-name="Heading_20_2">
      <style:paragraph-properties fo:margin-left="0in" fo:margin-right="0in" fo:text-indent="0in" style:auto-text-indent="false"/>
      <style:text-properties style:font-name="Liberation Mono" fo:font-size="10pt" officeooo:rsid="002846e4" style:font-name-asian="Noto Sans Mono CJK SC" style:font-size-asian="10pt" style:font-name-complex="Liberation Mono" style:font-size-complex="10pt"/>
    </style:style>
    <style:style style:name="P5" style:family="paragraph" style:parent-style-name="Text_20_body" style:list-style-name="L1">
      <style:text-properties style:font-name="Liberation Mono" fo:font-size="10pt" officeooo:rsid="002846e4" style:font-name-asian="Noto Sans Mono CJK SC" style:font-size-asian="10pt" style:font-name-complex="Liberation Mono" style:font-size-complex="10pt"/>
    </style:style>
    <style:style style:name="P6" style:family="paragraph" style:parent-style-name="Text_20_body" style:list-style-name="L2">
      <style:text-properties style:font-name="Liberation Mono" fo:font-size="10pt" officeooo:rsid="002846e4" style:font-name-asian="Noto Sans Mono CJK SC" style:font-size-asian="10pt" style:font-name-complex="Liberation Mono" style:font-size-complex="10pt"/>
    </style:style>
    <style:style style:name="P7" style:family="paragraph" style:parent-style-name="Quotations">
      <style:text-properties style:font-name="Liberation Mono" fo:font-size="10pt" officeooo:rsid="002846e4" style:font-name-asian="Noto Sans Mono CJK SC" style:font-size-asian="10pt" style:font-name-complex="Liberation Mono" style:font-size-complex="10pt"/>
    </style:style>
    <style:style style:name="P8" style:family="paragraph" style:parent-style-name="Quotations">
      <style:paragraph-properties fo:margin-left="0in" fo:text-indent="0in" style:auto-text-indent="false"/>
      <style:text-properties style:font-name="Liberation Mono" fo:font-size="10pt" officeooo:rsid="002846e4" style:font-name-asian="Noto Sans Mono CJK SC" style:font-size-asian="10pt" style:font-name-complex="Liberation Mono" style:font-size-complex="10pt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fo:font-weight="bold" officeooo:rsid="002846e4" style:font-weight-asian="bold" style:font-weight-complex="bold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officeooo:rsid="002d05c8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fo:font-weight="bold" officeooo:rsid="002d05c8" style:font-weight-asian="bold" style:font-weight-complex="bold"/>
    </style:style>
    <style:style style:name="P12" style:family="paragraph" style:parent-style-name="Heading_20_2">
      <style:paragraph-properties fo:margin-left="0in" fo:margin-right="0in" fo:text-indent="0in" style:auto-text-indent="false"/>
      <style:text-properties style:font-name="Liberation Mono" fo:font-size="10pt" fo:font-weight="bold" officeooo:rsid="002d05c8" style:font-name-asian="Noto Sans Mono CJK SC" style:font-size-asian="10pt" style:font-weight-asian="bold" style:font-name-complex="Liberation Mono" style:font-size-complex="10pt" style:font-weight-complex="bold"/>
    </style:style>
    <style:style style:name="P13" style:family="paragraph" style:parent-style-name="Text_20_body">
      <style:text-properties style:font-name="Liberation Mono" fo:font-size="10pt" fo:font-weight="bold" officeooo:rsid="002d05c8" style:font-name-asian="Noto Sans Mono CJK SC" style:font-size-asian="10pt" style:font-weight-asian="bold" style:font-name-complex="Liberation Mono" style:font-size-complex="10pt" style:font-weight-complex="bold"/>
    </style:style>
    <style:style style:name="P14" style:family="paragraph" style:parent-style-name="Preformatted_20_Text">
      <style:paragraph-properties fo:margin-left="0in" fo:margin-right="0in" fo:text-indent="0in" style:auto-text-indent="false" fo:break-before="page"/>
      <style:text-properties fo:font-weight="bold" officeooo:rsid="002d05c8" style:font-weight-asian="bold" style:font-weight-complex="bold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style:font-name="Liberation Mono" fo:font-size="10pt" fo:font-weight="bold" officeooo:rsid="002d05c8" style:font-name-asian="Noto Sans Mono CJK SC" style:font-size-asian="10pt" style:font-weight-asian="bold" style:font-name-complex="Liberation Mono" style:font-size-complex="10pt" style:font-weight-complex="bold"/>
    </style:style>
    <style:style style:name="P16" style:family="paragraph" style:parent-style-name="Quotations">
      <style:text-properties style:font-name="Liberation Mono" fo:font-size="10pt" fo:font-weight="bold" officeooo:rsid="002d05c8" style:font-name-asian="Noto Sans Mono CJK SC" style:font-size-asian="10pt" style:font-weight-asian="bold" style:font-name-complex="Liberation Mono" style:font-size-complex="10pt" style:font-weight-complex="bold"/>
    </style:style>
    <style:style style:name="P17" style:family="paragraph" style:parent-style-name="Horizontal_20_Line">
      <style:paragraph-properties fo:margin-left="0in" fo:margin-right="0in" fo:text-indent="0in" style:auto-text-indent="false"/>
      <style:text-properties fo:font-weight="bold" officeooo:rsid="002d05c8" style:font-weight-asian="bold" style:font-weight-complex="bold"/>
    </style:style>
    <style:style style:name="P18" style:family="paragraph" style:parent-style-name="Heading_20_2">
      <style:paragraph-properties fo:margin-top="0in" fo:margin-bottom="0.1965in" style:contextual-spacing="false"/>
      <style:text-properties style:font-name="Liberation Mono" fo:font-size="10pt" officeooo:rsid="002d05c8" style:font-name-asian="Noto Sans Mono CJK SC" style:font-size-asian="10pt" style:font-name-complex="Liberation Mono" style:font-size-complex="10pt"/>
    </style:style>
    <style:style style:name="P19" style:family="paragraph" style:parent-style-name="Text_20_body">
      <style:text-properties style:font-name="Liberation Mono" fo:font-size="10pt" officeooo:rsid="002d05c8" officeooo:paragraph-rsid="003041d4" style:font-name-asian="Noto Sans Mono CJK SC" style:font-size-asian="10pt" style:font-name-complex="Liberation Mono" style:font-size-complex="10pt"/>
    </style:style>
    <style:style style:name="P20" style:family="paragraph" style:parent-style-name="Text_20_body">
      <style:text-properties style:font-name="Liberation Mono" fo:font-size="10pt" fo:font-weight="normal" officeooo:rsid="003041d4" style:font-name-asian="Noto Sans Mono CJK SC" style:font-size-asian="10pt" style:font-weight-asian="normal" style:font-name-complex="Liberation Mono" style:font-size-complex="10pt" style:font-weight-complex="normal"/>
    </style:style>
    <style:style style:name="P21" style:family="paragraph" style:parent-style-name="Text_20_body" style:list-style-name="L3">
      <style:text-properties style:font-name="Liberation Mono" fo:font-size="10pt" officeooo:rsid="003041d4" style:font-name-asian="Noto Sans Mono CJK SC" style:font-size-asian="10pt" style:font-name-complex="Liberation Mono" style:font-size-complex="10pt"/>
    </style:style>
    <style:style style:name="P22" style:family="paragraph" style:parent-style-name="Text_20_body">
      <style:text-properties style:font-name="Liberation Mono" fo:font-size="10pt" fo:font-weight="bold" officeooo:rsid="0030f28f" officeooo:paragraph-rsid="0030f28f" style:font-name-asian="Noto Sans Mono CJK SC" style:font-size-asian="10pt" style:font-weight-asian="bold" style:font-name-complex="Liberation Mono" style:font-size-complex="10pt" style:font-weight-complex="bold"/>
    </style:style>
    <style:style style:name="P23" style:family="paragraph" style:parent-style-name="Text_20_body">
      <style:text-properties style:font-name="Liberation Mono" fo:font-size="10pt" officeooo:rsid="003041d4" style:font-name-asian="Noto Sans Mono CJK SC" style:font-size-asian="10pt" style:font-name-complex="Liberation Mono" style:font-size-complex="10pt"/>
    </style:style>
    <style:style style:name="P24" style:family="paragraph" style:parent-style-name="Text_20_body">
      <style:text-properties style:font-name="Liberation Mono" fo:font-size="10pt" officeooo:rsid="003041d4" officeooo:paragraph-rsid="0030f28f" style:font-name-asian="Noto Sans Mono CJK SC" style:font-size-asian="10pt" style:font-name-complex="Liberation Mono" style:font-size-complex="10pt"/>
    </style:style>
    <style:style style:name="P25" style:family="paragraph" style:parent-style-name="Text_20_body">
      <style:text-properties style:font-name="Liberation Mono" fo:font-size="10pt" officeooo:rsid="0030f28f" officeooo:paragraph-rsid="0030f28f" style:font-name-asian="Noto Sans Mono CJK SC" style:font-size-asian="10pt" style:font-name-complex="Liberation Mono" style:font-size-complex="10pt"/>
    </style:style>
    <style:style style:name="P26" style:family="paragraph" style:parent-style-name="Heading_20_1">
      <style:text-properties style:font-name="Liberation Mono" fo:font-size="10pt" fo:font-weight="normal" officeooo:rsid="003041d4" style:font-name-asian="Noto Sans Mono CJK SC" style:font-size-asian="10pt" style:font-weight-asian="normal" style:font-name-complex="Liberation Mono" style:font-size-complex="10pt" style:font-weight-complex="normal"/>
    </style:style>
    <style:style style:name="P27" style:family="paragraph" style:parent-style-name="Text_20_body">
      <style:text-properties style:font-name="Liberation Mono" fo:font-size="10pt" fo:font-weight="normal" officeooo:rsid="003041d4" officeooo:paragraph-rsid="0030f28f" style:font-name-asian="Noto Sans Mono CJK SC" style:font-size-asian="10pt" style:font-weight-asian="normal" style:font-name-complex="Liberation Mono" style:font-size-complex="10pt" style:font-weight-complex="normal"/>
    </style:style>
    <style:style style:name="P28" style:family="paragraph" style:parent-style-name="Heading_20_2">
      <style:text-properties style:font-name="Liberation Mono" fo:font-size="10pt" fo:font-weight="normal" officeooo:rsid="003041d4" style:font-name-asian="Noto Sans Mono CJK SC" style:font-size-asian="10pt" style:font-weight-asian="normal" style:font-name-complex="Liberation Mono" style:font-size-complex="10pt" style:font-weight-complex="normal"/>
    </style:style>
    <style:style style:name="T1" style:family="text">
      <style:text-properties officeooo:rsid="002d05c8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edora + RTX + PyTorch: the <text:span text:style-name="Emphasis">no-nonsense</text:span> guide to a clean CUDA venv (and a CPU-only fallback)</text:h>
      <text:p text:style-name="P2">So you’re on Fedora (or another RHEL-ish distro), you’ve got an NVIDIA RTX GPU, and you just want a tidy Python virtual environment where PyTorch “just works.” This walkthrough keeps it simple, shows you how to set up a GPU venv with CUDA, a CPU-only venv, how to avoid AMD/ROCm conflicts, and gives you a neat project + Git setup you can copy-paste.</text:p>
      <text:p text:style-name="P3"/>
      <text:h text:style-name="P4" text:outline-level="2">TL;DR</text:h>
      <text:list text:style-name="L1">
        <text:list-item>
          <text:p text:style-name="P5">Install Python tooling with <text:span text:style-name="Source_20_Text">dnf</text:span></text:p>
        </text:list-item>
        <text:list-item>
          <text:p text:style-name="P5">Create a project skeleton + Git repo</text:p>
        </text:list-item>
        <text:list-item>
          <text:p text:style-name="P5">Make a clean <text:span text:style-name="Strong_20_Emphasis">CUDA</text:span> venv and install <text:span text:style-name="Strong_20_Emphasis">PyTorch CUDA wheels</text:span></text:p>
        </text:list-item>
        <text:list-item>
          <text:p text:style-name="P5">(Optional) Make a <text:span text:style-name="Strong_20_Emphasis">CPU-only</text:span> venv that works anywhere</text:p>
        </text:list-item>
        <text:list-item>
          <text:p text:style-name="P5">Disable stray <text:span text:style-name="Strong_20_Emphasis">AMDGPU</text:span> repos if you’re on NVIDIA to avoid driver repo clashes</text:p>
        </text:list-item>
        <text:list-item>
          <text:p text:style-name="P5">Verify with <text:span text:style-name="Source_20_Text">nvidia-smi</text:span> and a tiny PyTorch test</text:p>
        </text:list-item>
      </text:list>
      <text:h text:style-name="P4" text:outline-level="2">0) Who is this for?</text:h>
      <text:list text:style-name="L2">
        <text:list-item>
          <text:p text:style-name="P6">Fedora (or RHEL/CentOS Stream) <text:span text:style-name="T1">or linux</text:span> users <text:span text:style-name="T1">just change apt and check for other distirbution details, but I installed this based on ubuntu reference and did not have to do much changes. </text:span></text:p>
        </text:list-item>
        <text:list-item>
          <text:p text:style-name="P6">NVIDIA RTX GPUs</text:p>
        </text:list-item>
        <text:list-item>
          <text:p text:style-name="P6">You want a minimal, reproducible venv for ML work</text:p>
        </text:list-item>
        <text:list-item>
          <text:p text:style-name="P6">You <text:span text:style-name="Emphasis">don’t</text:span> want to build PyTorch from source (we’ll mention it, but you likely don’t need it)</text:p>
        </text:list-item>
      </text:list>
      <text:p text:style-name="P7">If you’re on <text:span text:style-name="Strong_20_Emphasis">AMD GPUs</text:span>, this guide skips ROCm on purpose. (I’ll show how to disable AMD repos so they don’t interfere with NVIDIA.)</text:p>
      <text:p text:style-name="P7"/>
      <text:p text:style-name="P8"><text:span text:style-name="Strong_20_Emphasis">A tiny (painful) anecdote:</text:span><text:line-break/>I once had Python <text:span text:style-name="Strong_20_Emphasis">3.12</text:span> installed, but my shell was still using an older interpreter in a different venv. I then grabbed a PyTorch <text:span text:style-name="Strong_20_Emphasis">CUDA wheel</text:span> built for another Python/driver combo—boom: cryptic import errors. The fix was simply to verify the tools inside the <text:span text:style-name="Emphasis">active</text:span> environment before installing anything:</text:p>
      <text:p text:style-name="P8"># Create + activate a clean venv on 3.12</text:p>
      <text:p text:style-name="P8">/usr/bin/python3.12 -m venv ~/.venvs/cuda312</text:p>
      <text:p text:style-name="P8">source ~/.venvs/cuda312/bin/activate</text:p>
      <text:p text:style-name="P8"/>
      <text:p text:style-name="P8"># These MUST point inside your venv and match your Python</text:p>
      <text:p text:style-name="P8"><text:soft-page-break/>which python</text:p>
      <text:p text:style-name="P8">which pip</text:p>
      <text:p text:style-name="P8">python -V</text:p>
      <text:p text:style-name="P8">python -m pip --version <text:s/># confirms pip is tied to this Python</text:p>
      <text:p text:style-name="P9">1) System prep: Python &amp; essentials</text:p>
      <text:p text:style-name="P10">sudo dnf -y update</text:p>
      <text:p text:style-name="P10">sudo dnf install -y python3 python3-pip python3-virtualenv dnf-plugins-core</text:p>
      <text:p text:style-name="P10"/>
      <text:p text:style-name="P10"># (Optional) Install Python 3.12 explicitly</text:p>
      <text:p text:style-name="P10">sudo dnf install -y python3.12 python3.12-venv</text:p>
      <text:p text:style-name="P10"/>
      <text:p text:style-name="P10"># Quick sanity checks (system-level, before making a venv)</text:p>
      <text:p text:style-name="P10">python3 --version</text:p>
      <text:p text:style-name="P10">pip3 –version</text:p>
      <text:p text:style-name="P11"/>
      <text:p text:style-name="P11">Project scaffold + first repo init:</text:p>
      <text:p text:style-name="P11">mkdir -p ml-sports-weak-to-strong/{env,data,notebooks,src/{weak_supervision,imbalance,vision},experiments/{configs,logs},ci}</text:p>
      <text:p text:style-name="P11">cd ml-sports-weak-to-strong</text:p>
      <text:p text:style-name="P11">touch README.md .gitignore</text:p>
      <text:p text:style-name="P11">git init -b main</text:p>
      <text:p text:style-name="P11"/>
      <text:p text:style-name="P11"># Sanity (optional, shows your current interpreter/pip before you jump into a venv)</text:p>
      <text:p text:style-name="P11">python3 --version</text:p>
      <text:p text:style-name="P11">pip3 –version</text:p>
      <text:p text:style-name="P11"/>
      <text:p text:style-name="P11">Tip: after you activate your venv, run the <text:span text:style-name="Strong_20_Emphasis">same</text:span> sanity checks again (<text:span text:style-name="Source_20_Text">which python</text:span>, <text:span text:style-name="Source_20_Text">which pip</text:span>, <text:span text:style-name="Source_20_Text">python -V</text:span>, <text:span text:style-name="Source_20_Text">python -m pip --version</text:span>). If they don’t point to your venv, stop and fix that before installing CUDA/PyTorch. Make sure you mkdir -p .venvs to make it persistent. </text:p>
      <text:p text:style-name="P11"/>
      <text:p text:style-name="P11">2) Create a clean project &amp; Git repo (optional but recommended)</text:p>
      <text:p text:style-name="P11">mkdir -p ml-sports-weak-to-strong/{env,data,notebooks,src/{weak_supervision,imbalance,vision},experiments/{configs,logs},ci}</text:p>
      <text:p text:style-name="P11">cd ml-sports-weak-to-strong</text:p>
      <text:p text:style-name="P11">touch README.md .gitignore</text:p>
      <text:p text:style-name="P11">git init -b main</text:p>
      <text:p text:style-name="P11"/>
      <text:p text:style-name="P11">Create a GitHub repo at <text:a xlink:type="simple" xlink:href="https://github.com/new" text:style-name="Internet_20_link" text:visited-style-name="Visited_20_Internet_20_Link">https://github.com/new</text:a></text:p>
      <text:p text:style-name="P11">git remote add origin https://github.com/datatomas/ml_kuda_sports_lab.git</text:p>
      <text:p text:style-name="P11">git config --global user.email "you@example.com"</text:p>
      <text:p text:style-name="P11">git config --global user.name "Your Name"</text:p>
      <text:p text:style-name="P11"/>
      <text:p text:style-name="P11">git add .</text:p>
      <text:p text:style-name="P11">git commit -m "Gral: First commit of the project, I'll start by working on weak labeling will add git ignore and requirements along the way"</text:p>
      <text:p text:style-name="P11">git push -u origin main</text:p>
      <text:p text:style-name="P11"/>
      <text:h text:style-name="P12" text:outline-level="2">3) Install NVIDIA driver + CUDA runtime (Fedora way)</text:h>
      <text:p text:style-name="P13">Enable RPM Fusion (the standard way on Fedora):</text:p>
      <text:p text:style-name="P11"><text:soft-page-break/>sudo dnf install \</text:p>
      <text:p text:style-name="P11"><text:s text:c="2"/>https://mirrors.rpmfusion.org/free/fedora/rpmfusion-free-release-$(rpm -E %fedora).noarch.rpm \</text:p>
      <text:p text:style-name="P11"><text:s text:c="2"/>https://mirrors.rpmfusion.org/nonfree/fedora/rpmfusion-nonfree-release-$(rpm -E %fedora).noarch.rpm</text:p>
      <text:p text:style-name="P11">Install the driver (with CUDA libs):</text:p>
      <text:p text:style-name="P11"/>
      <text:p text:style-name="P14">sudo dnf install -y akmod-nvidia xorg-x11-drv-nvidia-cuda nvidia-settings nvidia-persistenced</text:p>
      <text:p text:style-name="P11">sudo reboot</text:p>
      <text:p text:style-name="P11"/>
      <text:p text:style-name="P11">After reboot:</text:p>
      <text:p text:style-name="P11">nvidia-smi</text:p>
      <text:p text:style-name="P11"/>
      <text:h text:style-name="P12" text:outline-level="2">4) Avoid AMD/ROCm repo conflicts (NVIDIA users only)</text:h>
      <text:p text:style-name="P13">If you previously added AMD/ROCm repos, disable them so <text:span text:style-name="Source_20_Text">dnf</text:span> doesn’t mix drivers:</text:p>
      <text:p text:style-name="P11">sudo dnf repolist --all | egrep -i 'amdgpu|radeon' || true</text:p>
      <text:p text:style-name="P11">ls /etc/yum.repos.d | egrep -i 'amdgpu|radeon' || true</text:p>
      <text:p text:style-name="P11"/>
      <text:p text:style-name="P11"># disable any amdgpu/radeon repos you have</text:p>
      <text:p text:style-name="P11">sudo bash -c 'for f in /etc/yum.repos.d/*amdgpu*.repo /etc/yum.repos.d/*radeon*.repo; do</text:p>
      <text:p text:style-name="P11"><text:s text:c="2"/>[ -f "$f" ] &amp;&amp; sed -i -E "s/^enabled=.*/enabled=0/" "$f";</text:p>
      <text:p text:style-name="P11">done'</text:p>
      <text:p text:style-name="P11"/>
      <text:p text:style-name="P11">sudo dnf clean all</text:p>
      <text:p text:style-name="P11">sudo dnf repolist --all | egrep -i 'amdgpu|radeon' || true</text:p>
      <text:p text:style-name="P11"/>
      <text:p text:style-name="P15">Expect them to show as <text:span text:style-name="Strong_20_Emphasis">disabled</text:span>.</text:p>
      <text:p text:style-name="P16">If you’re actually using AMD GPUs and ROCm, skip this step and use ROCm docs instead. This article focuses on NVIDIA.</text:p>
      <text:h text:style-name="P12" text:outline-level="2">5) Make a <text:span text:style-name="Strong_20_Emphasis">CUDA</text:span> virtual environment (GPU)</text:h>
      <text:p text:style-name="P13">Pick a name/path you like:</text:p>
      <text:p text:style-name="P11"># Using system default python3</text:p>
      <text:p text:style-name="P11">python3 -m venv ~/.venvs/cuda</text:p>
      <text:p text:style-name="P11">source ~/.venvs/cuda/bin/activate</text:p>
      <text:p text:style-name="P11"/>
      <text:p text:style-name="P11"># OR if you installed python3.12</text:p>
      <text:p text:style-name="P11">/usr/bin/python3.12 -m venv ~/.venvs/cuda312</text:p>
      <text:p text:style-name="P11">source ~/.venvs/cuda312/bin/activate</text:p>
      <text:p text:style-name="P11"/>
      <text:p text:style-name="P11">Sanity checks — these should point inside your venv:</text:p>
      <text:p text:style-name="P11">which python</text:p>
      <text:p text:style-name="P11">which pip</text:p>
      <text:p text:style-name="P11">python -c "import sys; print(sys.prefix)"</text:p>
      <text:p text:style-name="P11">python -m pip install --upgrade pip</text:p>
      <text:p text:style-name="P11"/>
      <text:p text:style-name="P11">Install the <text:span text:style-name="Strong_20_Emphasis">PyTorch CUDA wheels</text:span> (example: CUDA 12.1):</text:p>
      <text:p text:style-name="P11"/>
      <text:p text:style-name="P11">pip install torch torchvision torchaudio --index-url <text:a xlink:type="simple" xlink:href="https://download.pytorch.org/whl/cu121" text:style-name="Internet_20_link" text:visited-style-name="Visited_20_Internet_20_Link">https://download.pytorch.org/whl/cu121</text:a></text:p>
      <text:p text:style-name="P11"/>
      <text:p text:style-name="P11">python - &lt;&lt;'PY'</text:p>
      <text:p text:style-name="P11">import torch</text:p>
      <text:p text:style-name="P11">print("torch:", torch.__version__)</text:p>
      <text:p text:style-name="P11">print("CUDA available:", torch.cuda.is_available())</text:p>
      <text:p text:style-name="P11">if torch.cuda.is_available():</text:p>
      <text:p text:style-name="P11"><text:s text:c="4"/>print("CUDA device count:", torch.cuda.device_count())</text:p>
      <text:p text:style-name="P11"><text:s text:c="4"/>print("Current device:", torch.cuda.current_device())</text:p>
      <text:p text:style-name="P11"><text:s text:c="4"/>print("Device name:", torch.cuda.get_device_name(0))</text:p>
      <text:p text:style-name="P11"><text:soft-page-break/>PY</text:p>
      <text:p text:style-name="P11"/>
      <text:p text:style-name="P17"/>
      <text:h text:style-name="P18" text:outline-level="2">7) Make a <text:span text:style-name="Strong_20_Emphasis">CPU-only</text:span> virtual environment (no GPU needed)</text:h>
      <text:p text:style-name="P13">Sometimes you want a portable env that runs anywhere (laptop, VM, CI):</text:p>
      <text:p text:style-name="P11">python3 -m venv ~/.venvs/cpu</text:p>
      <text:p text:style-name="P11">source ~/.venvs/cpu/bin/activate</text:p>
      <text:p text:style-name="P11">python -m pip install --upgrade pip</text:p>
      <text:p text:style-name="P11">pip install torch torchvision torchaudio <text:s/># CPU wheels are the default</text:p>
      <text:p text:style-name="P11">pip install pandas scikit-learn</text:p>
      <text:p text:style-name="P11"/>
      <text:h text:style-name="P12" text:outline-level="2">8) Multiple envs for different GPU compatibilities (optional)</text:h>
      <text:p text:style-name="P13">It’s perfectly fine to keep several envs:</text:p>
      <text:p text:style-name="P11">mkdir -p env</text:p>
      <text:p text:style-name="P11"># Example: CUDA 12.1 env</text:p>
      <text:p text:style-name="P11">python3 -m venv ~/.venvs/cuda121</text:p>
      <text:p text:style-name="P11"># Example: CPU env</text:p>
      <text:p text:style-name="P11">python3 -m venv ~/.venvs/cpu</text:p>
      <text:p text:style-name="P11"/>
      <text:p text:style-name="P11">9) Quick GPU detection &amp; system checks</text:p>
      <text:p text:style-name="P11"/>
      <text:p text:style-name="P11"># See your GPU(s)</text:p>
      <text:p text:style-name="P11">lspci | egrep -i 'vga|3d|display|nvidia|amd|radeon'</text:p>
      <text:p text:style-name="P11"/>
      <text:p text:style-name="P11"># NVIDIA status</text:p>
      <text:p text:style-name="P11">nvidia-smi</text:p>
      <text:p text:style-name="P11"/>
      <text:h text:style-name="P12" text:outline-level="2">10) (Optional) Installing PyTorch from source (advanced)</text:h>
      <text:p text:style-name="P19"><text:span text:style-name="T2">For most users, </text:span><text:span text:style-name="Strong_20_Emphasis"><text:span text:style-name="T2">wheels are enough</text:span></text:span><text:span text:style-name="T2">. If you </text:span><text:span text:style-name="Emphasis"><text:span text:style-name="T2">must</text:span></text:span><text:span text:style-name="T2"> build from source (custom kernels, bleeding-edge), clone PyTorch and follow its “From Source” docs. You’ll typically </text:span>only works if your repo is a <text:span text:style-name="Strong_20_Emphasis">Python package</text:span> (i.e., it has a <text:span text:style-name="Source_20_Text">pyproject.toml</text:span> or <text:span text:style-name="Source_20_Text">setup.py</text:span>). Your repo doesn’t have either, so pip can’t do an editable install.</text:p>
      <text:p text:style-name="P20"><text:span text:style-name="Strong_20_Emphasis">Prereqs (high level):</text:span></text:p>
      <text:list text:style-name="L3">
        <text:list-item>
          <text:p text:style-name="P21">You must have a <text:span text:style-name="Emphasis">Python package</text:span> (has <text:span text:style-name="Source_20_Text">pyproject.toml</text:span> or <text:span text:style-name="Source_20_Text">setup.py</text:span>) if you plan to <text:span text:style-name="Source_20_Text">pip install -e .</text:span></text:p>
        </text:list-item>
        <text:list-item>
          <text:p text:style-name="P21">Install build deps (e.g., MKL headers), correct CUDA toolkit/compilers, etc. (per the PyTorch “From Source” docs)</text:p>
        </text:list-item>
        <text:list-item>
          <text:p text:style-name="P21">Do an editable install from the PyTorch source tree</text:p>
        </text:list-item>
      </text:list>
      <text:p text:style-name="P22">Clone the pytorch Repo</text:p>
      <text:p text:style-name="P23"># inside the *pytorch* repo you cloned (NOT your project):</text:p>
      <text:p text:style-name="P23">python -m pip install --upgrade pip</text:p>
      <text:p text:style-name="P23">git clone --recursive <text:a xlink:type="simple" xlink:href="https://github.com/pytorch/pytorch.git" text:style-name="Internet_20_link" text:visited-style-name="Visited_20_Internet_20_Link">https://github.com/pytorch/pytorch.git</text:a></text:p>
      <text:p text:style-name="P24">python -m pip install --no-build-isolation -v -e .</text:p>
      <text:p text:style-name="P25">#uninstall wheels</text:p>
      <text:p text:style-name="P25"><text:soft-page-break/></text:p>
      <text:p text:style-name="P23"><text:span text:style-name="Source_20_Text">pip uninstall -y torch torchvision torchaudio </text:span></text:p>
      <text:h text:style-name="P26" text:outline-level="1">PyTorch wheels (recommended)</text:h>
      <text:p text:style-name="P23">Pick <text:span text:style-name="Strong_20_Emphasis">one</text:span> CUDA index (don’t put two URLs):</text:p>
      <text:p text:style-name="P20"># CUDA 12.4 wheels (try this first)</text:p>
      <text:p text:style-name="P20">pip install torch torchvision torchaudio --index-url https://download.pytorch.org/whl/cu124</text:p>
      <text:p text:style-name="P20"/>
      <text:p text:style-name="P20"># OR, if you specifically need 12.1:</text:p>
      <text:p text:style-name="P20"># pip install torch torchvision torchaudio --index-url https://download.pytorch.org/whl/cu121</text:p>
      <text:p text:style-name="P20"/>
      <text:p text:style-name="P20"># CPU-only (no CUDA):</text:p>
      <text:p text:style-name="P20"># pip install torch torchvision torchaudio</text:p>
      <text:p text:style-name="P20"/>
      <text:p text:style-name="P20">minimal packaging for your repo (best practice)</text:p>
      <text:p text:style-name="P20">[build-system]</text:p>
      <text:p text:style-name="P20">requires = ["setuptools&gt;=68", "wheel"]</text:p>
      <text:p text:style-name="P20">build-backend = "setuptools.build_meta"</text:p>
      <text:p text:style-name="P20"/>
      <text:p text:style-name="P20">[project]</text:p>
      <text:p text:style-name="P20">name = "ml_kuda_sports_lab"</text:p>
      <text:p text:style-name="P20">version = "0.0.1"</text:p>
      <text:p text:style-name="P20">description = "ML lab: Fedora + RTX + PyTorch (CUDA/CPU) experiments"</text:p>
      <text:p text:style-name="P20">readme = "README.md"</text:p>
      <text:p text:style-name="P20">requires-python = "&gt;=3.12,&lt;3.13"</text:p>
      <text:p text:style-name="P20">authors = [{ name = "Your Name", email = "you@example.com" }]</text:p>
      <text:p text:style-name="P20">dependencies = [</text:p>
      <text:p text:style-name="P20"><text:s text:c="2"/>"pandas",</text:p>
      <text:p text:style-name="P20"><text:s text:c="2"/>"scikit-learn"</text:p>
      <text:p text:style-name="P20"><text:s text:c="2"/># tip: DO NOT add torch here if you want to pin CUDA wheels separately</text:p>
      <text:p text:style-name="P20">]</text:p>
      <text:p text:style-name="P20"/>
      <text:p text:style-name="P20">[tool.setuptools]</text:p>
      <text:p text:style-name="P20"><text:soft-page-break/>package-dir = {"" = "src"}</text:p>
      <text:p text:style-name="P20"/>
      <text:p text:style-name="P20">[tool.setuptools.packages.find]</text:p>
      <text:p text:style-name="P20">where = ["src"]</text:p>
      <text:p text:style-name="P20"/>
      <text:p text:style-name="P27">B) run the GPU test 3 ways (pick one)#</text:p>
      <text:p text:style-name="P27"/>
      <text:p text:style-name="P27"><text:s/>1) via module (robust)</text:p>
      <text:p text:style-name="P20">python -m ml_kuda_sports_lab.gpu_test</text:p>
      <text:p text:style-name="P20"/>
      <text:p text:style-name="P20"># 2) import the re-exported function</text:p>
      <text:p text:style-name="P20">python - &lt;&lt;'PY'</text:p>
      <text:p text:style-name="P20">import ml_kuda_sports_lab as m</text:p>
      <text:p text:style-name="P20">m.gpu_test(verbose=True)</text:p>
      <text:p text:style-name="P20">PY</text:p>
      <text:p text:style-name="P20"/>
      <text:p text:style-name="P20"># 3) direct module import</text:p>
      <text:p text:style-name="P20">python - &lt;&lt;'PY'</text:p>
      <text:p text:style-name="P20">from ml_kuda_sports_lab.gpu_test import check_cuda</text:p>
      <text:p text:style-name="P20">check_cuda(verbose=True)</text:p>
      <text:p text:style-name="P20">PY</text:p>
      <text:p text:style-name="P20"/>
      <text:h text:style-name="P28" text:outline-level="2">C) minimal “unit” test (optional)</text:h>
      <text:p text:style-name="P23">If you use <text:span text:style-name="Source_20_Text">pytest</text:span>, drop this in <text:span text:style-name="Source_20_Text">tests/test_install.py</text:span>:</text:p>
      <text:p text:style-name="P20">def test_package_imports():</text:p>
      <text:p text:style-name="P20"><text:s text:c="4"/>import ml_kuda_sports_lab as m</text:p>
      <text:p text:style-name="P20"><text:s text:c="4"/>assert callable(m.gpu_test)</text:p>
      <text:p text:style-name="P20"/>
      <text:p text:style-name="P20">def test_torch_present():</text:p>
      <text:p text:style-name="P20"><text:s text:c="4"/>import torch</text:p>
      <text:p text:style-name="P20"><text:s text:c="4"/>assert hasattr(torch, "__version__")</text:p>
      <text:p text:style-name="P20"/>
      <text:p text:style-name="P20">def test_cuda_flag_runs():</text:p>
      <text:p text:style-name="P20"><text:soft-page-break/><text:s text:c="4"/>from ml_kuda_sports_lab.gpu_test import check_cuda</text:p>
      <text:p text:style-name="P20"><text:s text:c="4"/>out = check_cuda(verbose=False)</text:p>
      <text:p text:style-name="P20"><text:s text:c="4"/>assert "torch_version" in out</text:p>
      <text:p text:style-name="P20"><text:s text:c="4"/>assert "cuda_available" in ou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2T07:27:02.855811855</meta:creation-date>
    <dc:date>2025-10-12T09:55:25.909394203</dc:date>
    <meta:editing-duration>PT1H10M7S</meta:editing-duration>
    <meta:editing-cycles>14</meta:editing-cycles>
    <meta:generator>LibreOffice/25.2.6.2$Linux_X86_64 LibreOffice_project/520$Build-2</meta:generator>
    <meta:document-statistic meta:table-count="0" meta:image-count="0" meta:object-count="0" meta:page-count="8" meta:paragraph-count="185" meta:word-count="1271" meta:character-count="8753" meta:non-whitespace-character-count="7634"/>
  </office:meta>
</office:document-meta>
</file>